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dash" draw:stroke-dash="Fine_20_Dashed" svg:stroke-width="0.051cm" svg:stroke-color="#666666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svg:stroke-width="0.051cm" draw:marker-start-width="0.355cm" draw:marker-end-width="0.355cm" draw:fill-color="#cfe7f5" draw:textarea-horizontal-align="justify" draw:textarea-vertical-align="middle" draw:auto-grow-height="false" fo:min-height="0.846cm" fo:min-width="3.157cm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draw:textarea-vertical-align="middle" fo:min-height="0.766cm"/>
    </style:style>
    <style:style style:name="gr4" style:family="graphic" style:parent-style-name="objectwithoutfill">
      <style:graphic-properties svg:stroke-width="0.051cm" svg:stroke-color="#3465a4" draw:marker-start-width="0.355cm" draw:marker-end="Symmetric_20_Arrow" draw:marker-end-width="0.457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color="#000000" draw:fill="none" draw:fill-color="#ffffff" draw:textarea-vertical-align="middle" fo:min-height="0.948cm"/>
    </style:style>
    <style:style style:name="gr6" style:family="graphic" style:parent-style-name="standard">
      <style:graphic-properties svg:stroke-width="0.051cm" draw:marker-start-width="0.355cm" draw:marker-end-width="0.355cm" draw:fill-color="#ffffff" draw:opacity="0%" draw:textarea-horizontal-align="justify" draw:textarea-vertical-align="middle" draw:auto-grow-height="false" fo:min-height="8.252cm" fo:min-width="5.589cm" fo:padding-top="0.15cm" fo:padding-bottom="0.15cm" fo:padding-left="0.275cm" fo:padding-right="0.275cm"/>
    </style:style>
    <style:style style:name="gr7" style:family="graphic" style:parent-style-name="standard">
      <style:graphic-properties svg:stroke-width="0.051cm" draw:marker-start-width="0.355cm" draw:marker-end-width="0.355cm" draw:fill-color="#ffffff" draw:opacity="0%" draw:textarea-horizontal-align="justify" draw:textarea-vertical-align="middle" draw:auto-grow-height="false" fo:min-height="5.651cm" fo:min-width="5.599cm" fo:padding-top="0.15cm" fo:padding-bottom="0.15cm" fo:padding-left="0.275cm" fo:padding-right="0.275cm"/>
    </style:style>
    <style:style style:name="gr8" style:family="graphic" style:parent-style-name="standard">
      <style:graphic-properties svg:stroke-width="0.051cm" draw:marker-start-width="0.355cm" draw:marker-end-width="0.355cm" draw:fill-color="#ffffff" draw:opacity="0%" draw:textarea-horizontal-align="justify" draw:textarea-vertical-align="middle" draw:auto-grow-height="false" fo:min-height="10.791cm" fo:min-width="5.589cm" fo:padding-top="0.15cm" fo:padding-bottom="0.15cm" fo:padding-left="0.275cm" fo:padding-right="0.275cm"/>
    </style:style>
    <style:style style:name="gr9" style:family="graphic" style:parent-style-name="standard">
      <style:graphic-properties svg:stroke-width="0.051cm" draw:marker-start-width="0.355cm" draw:marker-end-width="0.355cm" draw:fill-color="#ffffff" draw:opacity="0%" draw:opacity-name="" draw:textarea-horizontal-align="justify" draw:textarea-vertical-align="middle" draw:auto-grow-height="false" fo:min-height="3.177cm" fo:min-width="5.424cm" fo:padding-top="0.15cm" fo:padding-bottom="0.15cm" fo:padding-left="0.275cm" fo:padding-right="0.275cm"/>
    </style:style>
    <style:style style:name="gr10" style:family="graphic" style:parent-style-name="standard">
      <style:graphic-properties draw:stroke="none" svg:stroke-color="#000000" draw:fill="none" draw:fill-color="#ffffff" draw:textarea-vertical-align="top" fo:min-height="3.425cm"/>
    </style:style>
    <style:style style:name="gr11" style:family="graphic" style:parent-style-name="standard">
      <style:graphic-properties draw:stroke="none" svg:stroke-color="#000000" draw:fill="none" draw:fill-color="#ffffff" draw:textarea-vertical-align="middle" fo:min-height="4.601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cfe7f5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fo:font-size="8pt" style:font-size-asian="8pt" style:font-size-complex="8pt"/>
    </style:style>
    <style:style style:name="P5" style:family="paragraph">
      <loext:graphic-properties draw:fill="none" draw:fill-color="#ffffff"/>
      <style:paragraph-properties fo:text-align="center"/>
      <style:text-properties fo:color="#666666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6" style:family="paragraph">
      <loext:graphic-properties draw:fill-color="#ffffff" draw:opacity="0%"/>
      <style:paragraph-properties fo:text-align="center"/>
    </style:style>
    <style:style style:name="P7" style:family="paragraph">
      <loext:graphic-properties draw:fill-color="#ffffff" draw:opacity="0%"/>
      <style:paragraph-properties fo:text-align="center"/>
    </style:style>
    <style:style style:name="T1" style:family="text">
      <style:text-properties fo:font-size="8pt" style:text-underline-style="none" fo:font-weight="bold" style:font-size-asian="8pt" style:font-weight-asian="bold" style:font-size-complex="8pt" style:font-weight-complex="bold"/>
    </style:style>
    <style:style style:name="T2" style:family="text">
      <style:text-properties fo:color="#666666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T3" style:family="text">
      <style:text-properties fo:color="#666666" fo:font-size="11pt" fo:font-style="italic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0.49cm" svg:y1="1cm" svg:x2="10.49cm" svg:y2="34.02cm">
          <text:p/>
        </draw:line>
        <draw:line draw:style-name="gr1" draw:text-style-name="P1" draw:layer="layout" svg:x1="2.27cm" svg:y1="2.27cm" svg:x2="18.81cm" svg:y2="2.31cm">
          <text:p/>
        </draw:line>
        <draw:custom-shape draw:style-name="gr2" draw:text-style-name="P2" xml:id="id4" draw:id="id4" draw:layer="layout" svg:width="3.829cm" svg:height="1.268cm" svg:x="13.651cm" svg:y="7.34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4" draw:layer="layout" svg:width="3.534cm" svg:height="1.016cm" svg:x="13.819cm" svg:y="7.467cm">
          <draw:text-box>
            <text:p text:style-name="P3"><text:span text:style-name="T1">Setup signal handlers</text:span></text:p>
          </draw:text-box>
        </draw:frame>
        <draw:custom-shape draw:style-name="gr2" draw:text-style-name="P2" xml:id="id1" draw:id="id1" draw:layer="layout" svg:width="3.829cm" svg:height="1.268cm" svg:x="3.551cm" svg:y="4.94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4" draw:layer="layout" svg:width="3.534cm" svg:height="1.016cm" svg:x="3.719cm" svg:y="5.068cm">
          <draw:text-box>
            <text:p text:style-name="P3"><text:span text:style-name="T1">Block signals</text:span></text:p>
          </draw:text-box>
        </draw:frame>
        <draw:custom-shape draw:style-name="gr2" draw:text-style-name="P2" xml:id="id2" draw:id="id2" draw:layer="layout" svg:width="3.829cm" svg:height="1.268cm" svg:x="3.551cm" svg:y="7.34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4" draw:layer="layout" svg:width="3.534cm" svg:height="1.016cm" svg:x="3.719cm" svg:y="7.469cm">
          <draw:text-box>
            <text:p text:style-name="P3"><text:span text:style-name="T1">fork()</text:span></text:p>
          </draw:text-box>
        </draw:frame>
        <draw:custom-shape draw:style-name="gr2" draw:text-style-name="P2" xml:id="id3" draw:id="id3" draw:layer="layout" svg:width="3.829cm" svg:height="1.268cm" svg:x="3.551cm" svg:y="9.94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4" draw:layer="layout" svg:width="3.534cm" svg:height="1.016cm" svg:x="3.719cm" svg:y="10.069cm">
          <draw:text-box>
            <text:p text:style-name="P3"><text:span text:style-name="T1">Unblock signals</text:span></text:p>
          </draw:text-box>
        </draw:frame>
        <draw:connector draw:style-name="gr4" draw:text-style-name="P1" draw:layer="layout" draw:type="curve" svg:x1="5.465cm" svg:y1="6.211cm" svg:x2="5.465cm" svg:y2="7.344cm" draw:start-shape="id1" draw:start-glue-point="2" draw:end-shape="id2" draw:end-glue-point="0" svg:d="M5465 6211v1133" svg:viewBox="0 0 1 1134">
          <text:p/>
        </draw:connector>
        <draw:connector draw:style-name="gr4" draw:text-style-name="P1" draw:layer="layout" draw:type="curve" svg:x1="5.465cm" svg:y1="8.612cm" svg:x2="5.465cm" svg:y2="9.944cm" draw:start-shape="id2" draw:start-glue-point="2" draw:end-shape="id3" draw:end-glue-point="0" svg:d="M5465 8612v1332" svg:viewBox="0 0 1 1333">
          <text:p/>
        </draw:connector>
        <draw:connector draw:style-name="gr4" draw:text-style-name="P1" draw:layer="layout" draw:type="curve" svg:x1="7.38cm" svg:y1="7.978cm" svg:x2="13.651cm" svg:y2="7.976cm" draw:start-shape="id2" draw:start-glue-point="1" draw:end-shape="id4" draw:end-glue-point="3" svg:d="M7380 7978c4702 0 1567-2 6271-2" svg:viewBox="0 0 6272 3">
          <text:p/>
        </draw:connector>
        <draw:frame draw:style-name="gr5" draw:text-style-name="P5" draw:layer="layout" svg:width="8.89cm" svg:height="1.198cm" svg:x="1cm" svg:y="1.072cm">
          <draw:text-box>
            <text:p text:style-name="P3"><text:span text:style-name="T2">Main BuildStream Process</text:span></text:p>
          </draw:text-box>
        </draw:frame>
        <draw:frame draw:style-name="gr5" draw:text-style-name="P5" draw:layer="layout" svg:width="8.89cm" svg:height="1.198cm" svg:x="11.1cm" svg:y="1.072cm">
          <draw:text-box>
            <text:p text:style-name="P3"><text:span text:style-name="T2">Job Process</text:span></text:p>
          </draw:text-box>
        </draw:frame>
        <draw:custom-shape draw:style-name="gr2" draw:text-style-name="P2" xml:id="id5" draw:id="id5" draw:layer="layout" svg:width="3.829cm" svg:height="1.268cm" svg:x="13.651cm" svg:y="9.94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4" draw:layer="layout" svg:width="3.534cm" svg:height="1.016cm" svg:x="13.819cm" svg:y="10.068cm">
          <draw:text-box>
            <text:p text:style-name="P3"><text:span text:style-name="T1">Initialize subprocess logging redirection</text:span></text:p>
          </draw:text-box>
        </draw:frame>
        <draw:connector draw:style-name="gr4" draw:text-style-name="P1" draw:layer="layout" draw:type="curve" svg:x1="15.565cm" svg:y1="8.61cm" svg:x2="15.565cm" svg:y2="9.943cm" draw:start-shape="id4" draw:end-shape="id5" draw:end-glue-point="0" svg:d="M15565 8610v1333" svg:viewBox="0 0 1 1334">
          <text:p/>
        </draw:connector>
        <draw:custom-shape draw:style-name="gr2" draw:text-style-name="P2" xml:id="id6" draw:id="id6" draw:layer="layout" svg:width="3.829cm" svg:height="1.268cm" svg:x="13.651cm" svg:y="12.44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4" draw:layer="layout" svg:width="3.534cm" svg:height="1.016cm" svg:x="13.819cm" svg:y="12.569cm">
          <draw:text-box>
            <text:p text:style-name="P3"><text:span text:style-name="T1">Unblock selected signals (ready)</text:span></text:p>
          </draw:text-box>
        </draw:frame>
        <draw:connector draw:style-name="gr4" draw:text-style-name="P1" draw:layer="layout" draw:type="curve" svg:x1="15.565cm" svg:y1="11.211cm" svg:x2="15.565cm" svg:y2="12.444cm" draw:start-shape="id5" draw:start-glue-point="2" draw:end-shape="id6" draw:end-glue-point="0" svg:d="M15565 11211v1233" svg:viewBox="0 0 1 1234">
          <text:p/>
        </draw:connector>
        <draw:custom-shape draw:style-name="gr2" draw:text-style-name="P2" xml:id="id7" draw:id="id7" draw:layer="layout" svg:width="3.829cm" svg:height="1.268cm" svg:x="13.651cm" svg:y="16.24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4" draw:layer="layout" svg:width="3.534cm" svg:height="1.016cm" svg:x="13.819cm" svg:y="16.37cm">
          <draw:text-box>
            <text:p text:style-name="P3"><text:span text:style-name="T1">Run the job payload</text:span></text:p>
          </draw:text-box>
        </draw:frame>
        <draw:connector draw:style-name="gr4" draw:text-style-name="P1" draw:layer="layout" draw:type="curve" svg:x1="15.565cm" svg:y1="13.712cm" svg:x2="15.567cm" svg:y2="14.931cm" draw:start-shape="id6" draw:start-glue-point="2" svg:d="M15565 13712c0 1309 2 700 2 1219" svg:viewBox="0 0 3 1220">
          <text:p/>
        </draw:connector>
        <draw:custom-shape draw:style-name="gr2" draw:text-style-name="P2" xml:id="id8" draw:id="id8" draw:layer="layout" svg:width="3.829cm" svg:height="1.268cm" svg:x="3.551cm" svg:y="16.24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4" draw:layer="layout" svg:width="3.534cm" svg:height="1.016cm" svg:x="3.719cm" svg:y="16.37cm">
          <draw:text-box>
            <text:p text:style-name="P3"><text:span text:style-name="T1">Log messages</text:span></text:p>
          </draw:text-box>
        </draw:frame>
        <draw:connector draw:style-name="gr4" draw:text-style-name="P1" draw:layer="layout" draw:type="curve" svg:x1="13.651cm" svg:y1="16.879cm" svg:x2="7.38cm" svg:y2="16.879cm" draw:start-shape="id7" draw:start-glue-point="3" draw:end-shape="id8" draw:end-glue-point="1" svg:d="M13651 16879h-6271" svg:viewBox="0 0 6272 1">
          <text:p/>
        </draw:connector>
        <draw:custom-shape draw:style-name="gr6" draw:text-style-name="P6" draw:layer="layout" svg:width="6.477cm" svg:height="8.89cm" svg:x="2.27cm" svg:y="3.5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932.2585247538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5" draw:layer="layout" svg:width="6.447cm" svg:height="1.198cm" svg:x="2.3cm" svg:y="3.572cm">
          <draw:text-box>
            <text:p text:style-name="P3"><text:span text:style-name="T2">Start New Job</text:span></text:p>
          </draw:text-box>
        </draw:frame>
        <draw:custom-shape draw:style-name="gr7" draw:text-style-name="P6" draw:layer="layout" svg:width="6.477cm" svg:height="6.279cm" svg:x="2.27cm" svg:y="14.97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932.2585247538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5" draw:layer="layout" svg:width="6.447cm" svg:height="1.198cm" svg:x="2.301cm" svg:y="14.972cm">
          <draw:text-box>
            <text:p text:style-name="P3"><text:span text:style-name="T2">Receive IPC Messages</text:span></text:p>
          </draw:text-box>
        </draw:frame>
        <draw:custom-shape draw:style-name="gr2" draw:text-style-name="P2" xml:id="id9" draw:id="id9" draw:layer="layout" svg:width="3.829cm" svg:height="1.268cm" svg:x="13.651cm" svg:y="18.74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4" draw:layer="layout" svg:width="3.534cm" svg:height="1.016cm" svg:x="13.819cm" svg:y="18.871cm">
          <draw:text-box>
            <text:p text:style-name="P3"><text:span text:style-name="T1">Report job result and any other state</text:span></text:p>
          </draw:text-box>
        </draw:frame>
        <draw:custom-shape draw:style-name="gr2" draw:text-style-name="P2" xml:id="id10" draw:id="id10" draw:layer="layout" svg:width="3.829cm" svg:height="1.268cm" svg:x="3.551cm" svg:y="18.74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4" draw:layer="layout" svg:width="3.534cm" svg:height="1.016cm" svg:x="3.719cm" svg:y="18.871cm">
          <draw:text-box>
            <text:p text:style-name="P3"><text:span text:style-name="T1">Collect results on job instance</text:span></text:p>
          </draw:text-box>
        </draw:frame>
        <draw:connector draw:style-name="gr4" draw:text-style-name="P1" draw:layer="layout" draw:type="curve" svg:x1="13.651cm" svg:y1="19.38cm" svg:x2="7.38cm" svg:y2="19.38cm" draw:start-shape="id9" draw:start-glue-point="3" draw:end-shape="id10" draw:end-glue-point="1" svg:d="M13651 19380h-6271" svg:viewBox="0 0 6272 1">
          <text:p/>
        </draw:connector>
        <draw:connector draw:style-name="gr4" draw:text-style-name="P1" draw:layer="layout" draw:type="curve" svg:x1="15.565cm" svg:y1="17.513cm" svg:x2="15.565cm" svg:y2="18.746cm" draw:start-shape="id7" draw:start-glue-point="2" draw:end-shape="id9" draw:end-glue-point="0" svg:d="M15565 17513v1233" svg:viewBox="0 0 1 1234">
          <text:p/>
        </draw:connector>
        <draw:custom-shape draw:style-name="gr7" draw:text-style-name="P6" xml:id="id13" draw:id="id13" draw:layer="layout" svg:width="6.477cm" svg:height="6.279cm" svg:x="2.27cm" svg:y="27.67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932.2585247538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15" draw:id="id15" draw:layer="layout" svg:width="3.829cm" svg:height="1.268cm" svg:x="3.551cm" svg:y="28.94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4" draw:layer="layout" svg:width="3.534cm" svg:height="1.016cm" svg:x="3.719cm" svg:y="29.071cm">
          <draw:text-box>
            <text:p text:style-name="P3"><text:span text:style-name="T1">Collect exit status</text:span></text:p>
          </draw:text-box>
        </draw:frame>
        <draw:custom-shape draw:style-name="gr2" draw:text-style-name="P2" xml:id="id11" draw:id="id11" draw:layer="layout" svg:width="3.829cm" svg:height="1.268cm" svg:x="13.651cm" svg:y="23.84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4" draw:layer="layout" svg:width="3.534cm" svg:height="1.016cm" svg:x="13.819cm" svg:y="23.972cm">
          <draw:text-box>
            <text:p text:style-name="P3"><text:span text:style-name="T1">Exit with symbolic exit status</text:span></text:p>
          </draw:text-box>
        </draw:frame>
        <draw:custom-shape draw:style-name="gr8" draw:text-style-name="P6" xml:id="id12" draw:id="id12" draw:layer="layout" svg:width="6.477cm" svg:height="11.429cm" svg:x="12.37cm" svg:y="14.971cm">
          <draw:glue-point draw:id="4" svg:x="-5.014cm" svg:y="3.333cm"/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932.2585247538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5" draw:layer="layout" svg:width="6.447cm" svg:height="1.198cm" svg:x="12.402cm" svg:y="14.972cm">
          <draw:text-box>
            <text:p text:style-name="P3"><text:span text:style-name="T2">Interruptible Job Harness</text:span></text:p>
          </draw:text-box>
        </draw:frame>
        <draw:custom-shape draw:style-name="gr2" draw:text-style-name="P2" xml:id="id16" draw:id="id16" draw:layer="layout" svg:width="3.829cm" svg:height="1.268cm" svg:x="3.551cm" svg:y="31.44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4" draw:layer="layout" svg:width="3.534cm" svg:height="1.205cm" svg:x="3.719cm" svg:y="31.478cm">
          <draw:text-box>
            <text:p text:style-name="P3"><text:span text:style-name="T1">Inform the job owner that a job completed, hand over the result</text:span></text:p>
          </draw:text-box>
        </draw:frame>
        <draw:connector draw:style-name="gr4" draw:text-style-name="P1" draw:layer="layout" draw:type="curve" svg:x1="15.565cm" svg:y1="20.014cm" svg:x2="15.565cm" svg:y2="23.847cm" draw:start-shape="id9" draw:start-glue-point="2" draw:end-shape="id11" draw:end-glue-point="0" svg:d="M15565 20014v3833" svg:viewBox="0 0 1 3834">
          <text:p/>
        </draw:connector>
        <draw:connector draw:style-name="gr4" draw:text-style-name="P1" draw:layer="layout" draw:type="curve" svg:x1="15.608cm" svg:y1="26.4cm" svg:x2="8.747cm" svg:y2="30.81cm" draw:start-shape="id12" draw:start-glue-point="2" draw:end-shape="id13" draw:end-glue-point="1" svg:d="M15608 26400c0 2940-2287 4410-6861 4410" svg:viewBox="0 0 6862 4411">
          <text:p/>
        </draw:connector>
        <draw:custom-shape draw:style-name="gr9" draw:text-style-name="P7" xml:id="id14" draw:id="id14" draw:layer="layout" svg:width="6.35cm" svg:height="3.853cm" svg:x="2.27cm" svg:y="22.54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4" draw:layer="layout" svg:width="6.096cm" svg:height="3.675cm" svg:x="2.397cm" svg:y="22.598cm">
          <draw:text-box>
            <text:p text:style-name="P3"><text:span text:style-name="T3">Job Control</text:span></text:p>
            <text:p text:style-name="P3"><text:span text:style-name="T3"/></text:p>
            <text:p text:style-name="P3"><text:span text:style-name="T1">Suspend (SIGTSTP)</text:span></text:p>
            <text:p text:style-name="P3"><text:span text:style-name="T1"/></text:p>
            <text:p text:style-name="P3"><text:span text:style-name="T1">Resume (SIGCONT)</text:span></text:p>
            <text:p text:style-name="P3"><text:span text:style-name="T1"/></text:p>
            <text:p text:style-name="P3"><text:span text:style-name="T1">Terminate (SIGTERM)</text:span></text:p>
            <text:p text:style-name="P3"><text:span text:style-name="T1"/></text:p>
            <text:p text:style-name="P3"><text:span text:style-name="T1">Kill (SIGKILL)</text:span></text:p>
          </draw:text-box>
        </draw:frame>
        <draw:connector draw:style-name="gr4" draw:text-style-name="P1" draw:layer="layout" draw:type="curve" svg:x1="8.62cm" svg:y1="24.473cm" svg:x2="12.37cm" svg:y2="24.494cm" draw:start-shape="id14" draw:end-shape="id12" draw:end-glue-point="4" svg:d="M8620 24473c2812 0 938 21 3750 21" svg:viewBox="0 0 3751 22">
          <text:p/>
        </draw:connector>
        <draw:frame draw:style-name="gr5" draw:text-style-name="P5" draw:layer="layout" svg:width="6.447cm" svg:height="1.198cm" svg:x="2.302cm" svg:y="27.672cm">
          <draw:text-box>
            <text:p text:style-name="P3"><text:span text:style-name="T2">Job Exited</text:span></text:p>
          </draw:text-box>
        </draw:frame>
        <draw:connector draw:style-name="gr4" draw:text-style-name="P1" draw:layer="layout" draw:type="curve" svg:x1="5.465cm" svg:y1="30.214cm" svg:x2="5.465cm" svg:y2="31.447cm" draw:start-shape="id15" draw:start-glue-point="2" draw:end-shape="id16" draw:end-glue-point="0" svg:d="M5465 30214v1233" svg:viewBox="0 0 1 1234">
          <text:p/>
        </draw:connector>
        <draw:frame draw:style-name="gr11" draw:text-style-name="P5" draw:layer="layout" svg:width="8.89cm" svg:height="4.851cm" svg:x="11.1cm" svg:y="2.372cm">
          <draw:text-box>
            <text:p text:style-name="P3"><text:span text:style-name="T2">This process is a fork() of the main process without execve().</text:span></text:p>
            <text:p text:style-name="P3"><text:span text:style-name="T2"/></text:p>
            <text:p text:style-name="P3"><text:span text:style-name="T2">This means it has access to the main process data model at the time of the fork(), any modifications made after this point are copy-on-write, and any side effects of the job need to be manually propagated back to the main process through the IPC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Symmetric_20_Arrow" draw:display-name="Symmetric Arrow" svg:viewBox="0 0 1131 902" svg:d="M564 0l-564 902h1131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35.5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29T21:15:34.721243422</meta:creation-date>
    <dc:date>2018-10-29T22:12:12.390699097</dc:date>
    <meta:editing-duration>PT21M47S</meta:editing-duration>
    <meta:editing-cycles>3</meta:editing-cycles>
    <meta:generator>LibreOffice/5.1.4.1$Linux_X86_64 LibreOffice_project/10m0$Build-1</meta:generator>
    <meta:document-statistic meta:object-count="54"/>
  </office:meta>
</office:document-meta>
</file>